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5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2-02_11-36-33_000.jpg</text:p>
          </table:table-cell>
          <table:table-cell table:style-name="Default" office:value-type="string">
            <text:p>:m 1-4*4 RES / 245 / 『相対性理論』　メラー　永田恒夫、伊藤大介、訳 / p.9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2-02_11-43-06_000.jpg</text:p>
          </table:table-cell>
          <table:table-cell office:value-type="string">
            <text:p>:m art / dessin / D-17 8# / des.竹林、巻雲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2-02_16-54-45_000.jpg</text:p>
          </table:table-cell>
          <table:table-cell office:value-type="string">
            <text:p>:m 食べた物　間食 / ヨーグルト / +=柿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2-02_18-56-47_000.jpg</text:p>
          </table:table-cell>
          <table:table-cell office:value-type="string">
            <text:p>:m art / dessin / D-17 8# / des.城、ヨーロッパ、data+ 朝鮮半島　雄大積雲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2-02_18-57-28_000.jpg</text:p>
          </table:table-cell>
          <table:table-cell office:value-type="string">
            <text:p>:m art / dessin / D-17 8# / des.朝顔;飛行艇;オートバイ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12-02_20-09-47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8-12-03_08-43-37_000.jpg</text:p>
          </table:table-cell>
          <table:table-cell table:style-name="Default" office:value-type="string">
            <text:p>:m :PHOTO 起きた時刻 / 20181203</text:p>
          </table:table-cell>
          <table:table-cell table:number-columns-repeated="3"/>
        </table:table-row>
        <table:table-row table:style-name="ro5" table:number-rows-repeated="40">
          <table:table-cell table:number-columns-repeated="6"/>
        </table:table-row>
        <table:table-row table:style-name="ro5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14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2"/>
          <table:table-cell table:style-name="ce4"/>
          <table:table-cell table:number-columns-repeated="3"/>
        </table:table-row>
        <table:table-row table:style-name="ro5" table:number-rows-repeated="7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5">
          <table:table-cell/>
          <table:table-cell/>
          <table:table-cell table:style-name="ce4"/>
          <table:table-cell table:number-columns-repeated="2"/>
          <table:table-cell table:style-name="Default"/>
        </table:table-row>
        <table:table-row table:style-name="ro5" table:number-rows-repeated="10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5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5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8">
            <text:p>8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5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8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1" office:value-type="string">
            <text:p>-*</text:p>
          </table:table-cell>
          <table:table-cell table:style-name="ce1" table:formula="of:=COUNTIF([.$C$2:.$C8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1" office:value-type="string">
            <text:p>total</text:p>
          </table:table-cell>
          <table:table-cell table:style-name="ce1" table:formula="of:=COUNTA([.$B$2:.$B8])" office:value-type="float" office:value="7">
            <text:p>7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8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8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8];[.B8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4" office:value-type="string">
            <text:p>:m :PHOTO 寝た時刻 / 20181102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office:value-type="string">
            <text:p>:diary / notes / 20181130 / (K,C,R,P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2018/12/03</text:date>, <text:time>10:0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03T10:04:46.05</dc:date>
    <dc:creator>iwabuchi ken</dc:creator>
    <meta:editing-duration>P5DT19H42M56S</meta:editing-duration>
    <meta:editing-cycles>2207</meta:editing-cycles>
    <meta:document-statistic meta:table-count="1" meta:cell-count="59" meta:object-count="0"/>
  </office:meta>
</office:document-meta>
</file>